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rdnípísmoodstavce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3" style:family="paragraph"/>
    <style:style style:name="P8" style:parent-style-name="Standard" style:list-style-name="LFO4" style:family="paragraph"/>
  </office:automatic-styles>
  <office:body>
    <office:text text:use-soft-page-breaks="true">
      <text:p text:style-name="P1"><text:span text:style-name="T2">Measurement</text:span></text:p>
      <text:p text:style-name="Standard"/>
      <text:p text:style-name="Standard">- Office of Studies</text:p>
      <text:p text:style-name="Standard"><text:tab/>- measurements about students (registrations, successful finish, dropouts, courses)</text:p>
      <text:p text:style-name="Standard"><text:tab/>- measurements about courses (registrations, finish rates,<text:s/>questionnaires)</text:p>
      <text:p text:style-name="Standard"><text:tab/>- measurements about theses (number of finished, failed, available)</text:p>
      <text:p text:style-name="Standard"/>
      <text:p text:style-name="Standard">- shopping center</text:p>
      <text:p text:style-name="Standard"><text:tab/>- orders (numbers, prices, interest)</text:p>
      <text:p text:style-name="Standard"><text:tab/>- budgets for labs (depends on the lab activities, achievements)</text:p>
      <text:p text:style-name="Standard"><text:tab/>- faculties budgets (for general equipment, students requests)</text:p>
      <text:p text:style-name="Standard"/>
      <text:p text:style-name="Standard">- document server</text:p>
      <text:p text:style-name="Standard"><text:tab/>- free space measurements</text:p>
      <text:p text:style-name="Standard"><text:tab/>- specific documents tracking measurements (bc, mgr theses, similar study materials)</text:p>
      <text:p text:style-name="Standard"/>
      <text:p text:style-name="Standard">- electronic application</text:p>
      <text:p text:style-name="Standard"><text:tab/>- number of questionnaires openings / passing statistics, pausing questionnaires<text:s/>measurements</text:p>
      <text:p text:style-name="Standard"><text:tab/>- measurements of registrations from the application point of view (e. g. all regs / deregs tracking)</text:p>
      <text:p text:style-name="Standard"/>
      <text:p text:style-name="P3">Observation</text:p>
      <text:p text:style-name="Standard"/>
      <text:p text:style-name="Standard">marks – A, B…</text:p>
      <text:p text:style-name="Standard"><text:tab/>- concrete courses</text:p>
      <text:p text:style-name="Standard"><text:tab/>- concrete students</text:p>
      <text:p text:style-name="Standard"><text:tab/>- office of studies measurements</text:p>
      <text:p text:style-name="Standard"><text:tab/>- electronic application</text:p>
      <text:p text:style-name="Standard"/>
      <text:p text:style-name="Standard">registrations – final registered, final not registered, in queue…</text:p>
      <text:p text:style-name="Standard"><text:tab/>- if interest is only in these values, measurement pattern otherwise</text:p>
      <text:p text:style-name="Standard"/>
      <text:p text:style-name="Standard">theses - passed, failed, postponed...</text:p>
      <text:p text:style-name="Standard"><text:tab/>- can be combined with marks</text:p>
      <text:p text:style-name="Standard"/>
      <text:p text:style-name="Standard">student</text:p>
      <text:p text:style-name="Standard"><text:tab/>- origin – high school, gymnasium…</text:p>
      <text:p text:style-name="Standard"><text:tab/>- form of study – active, passive</text:p>
      <text:p text:style-name="Standard"/>
      <text:p text:style-name="Standard"/>
      <text:p text:style-name="Standard">Identification scheme:</text:p>
      <text:p text:style-name="Standard"/>
      <text:p text:style-name="Standard">Users</text:p>
      <text:p text:style-name="Standard"><text:s/>- Each user of the information system has several identifiers. These include UCO, alias, personal identification number, inet<text:s/></text:p>
      <text:p text:style-name="Standard"/>
      <text:p text:style-name="Standard"/>
      <text:p text:style-name="Standard">Subjects</text:p>
      <text:p text:style-name="Standard">- Each subject has several identifiers – code, name.</text:p>
      <text:p text:style-name="Standard"/>
      <text:p text:style-name="Standard">Products</text:p>
      <text:p text:style-name="Standard">- Ware in business centre – Books <text:s/>- ISBN, name</text:p>
      <text:p text:style-name="Standard"/>
      <text:p text:style-name="Standard">Enterprise segment</text:p>
      <text:p text:style-name="Standard"/>
      <text:p text:style-name="Standard">Masaryk university can be divided into:</text:p>
      <text:p text:style-name="Standard"/>
      <text:list text:style-name="LFO1" text:continue-numbering="true">
        <text:list-item>
          <text:p text:style-name="P4">Faculty (Law, Medical, Teaching, Philosophical school, etc…<text:s/>).</text:p>
        </text:list-item>
      </text:list>
      <text:p text:style-name="Standard"/>
      <text:p text:style-name="Standard">Faculty can be divided into:</text:p>
      <text:p text:style-name="Standard"/>
      <text:list text:style-name="LFO2" text:continue-numbering="true">
        <text:list-item>
          <text:p text:style-name="P5">Bachelor programs</text:p>
        </text:list-item>
        <text:list-item>
          <text:p text:style-name="P6">Master programs</text:p>
        </text:list-item>
      </text:list>
      <text:p text:style-name="Standard"/>
      <text:p text:style-name="Standard">Bachelors and Master programs can be divided into:</text:p>
      <text:p text:style-name="Standard"/>
      <text:list text:style-name="LFO3" text:continue-numbering="true">
        <text:list-item>
          <text:p text:style-name="P7">Specialized field ( for example dentistry, applied informatics etc)</text:p>
        </text:list-item>
      </text:list>
      <text:p text:style-name="Standard"/>
      <text:p text:style-name="Standard">Specialized fields can be divided into:</text:p>
      <text:list text:style-name="LFO4" text:continue-numbering="true">
        <text:list-item>
          <text:p text:style-name="P8">Subject – can be divided<text:s/>into groups of people<text:s/>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onza</dc:creator>
    <meta:creation-date>2017-03-10T09:18:00Z</meta:creation-date>
    <dc:date>2017-03-15T13:24:00Z</dc:date>
    <meta:template xlink:href="Normal" xlink:type="simple"/>
    <meta:editing-cycles>6</meta:editing-cycles>
    <meta:editing-duration>PT5580S</meta:editing-duration>
    <meta:document-statistic meta:page-count="2" meta:paragraph-count="3" meta:word-count="276" meta:character-count="1904" meta:row-count="13" meta:non-whitespace-character-count="1631"/>
  </office:meta>
</office:document-meta>
</file>